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>
          <mtext>The multi dimensional version of a linear regression equation is</mtext>
        </mtd>
      </mtr>
      <mtr>
        <mtd>
          <mrow>
            <mover accent="true">
              <mi>y</mi>
              <mo stretchy="false">^</mo>
            </mover>
            <mrow>
              <mspace width="2em"/>
              <mo stretchy="false">=</mo>
              <mspace width="2em"/>
            </mrow>
            <mi>x</mi>
            <msup>
              <mi>w</mi>
              <mi>T</mi>
            </msup>
            <mrow>
              <mspace width="2em"/>
              <mo stretchy="false">+</mo>
              <mspace width="2em"/>
            </mrow>
            <mi>b</mi>
          </mrow>
        </mtd>
      </mtr>
      <mtr>
        <mtd>
          <mrow/>
        </mtd>
      </mtr>
      <mtr>
        <mtd>
          <mrow>
            <mtext>where </mtext>
            <mover accent="true">
              <mi>y</mi>
              <mo stretchy="false">^</mo>
            </mover>
            <mtext> has dimensions </mtext>
            <mi mathvariant="italic">Nx</mi>
            <mn>1</mn>
            <mi>,</mi>
            <mspace width="2em"/>
            <msup>
              <mi>w</mi>
              <mi>T</mi>
            </msup>
            <mtext> has dimensions </mtext>
            <mi mathvariant="italic">Nx</mi>
            <mn>1</mn>
            <mi>,</mi>
            <mspace width="2em"/>
            <mi>x</mi>
            <mtext> has dimensions </mtext>
            <mi mathvariant="italic">NxD</mi>
            <mtext>, and </mtext>
            <mi>b</mi>
            <mtext> has dimension 1.</mtext>
          </mrow>
        </mtd>
      </mtr>
      <mtr>
        <mtd>
          <mrow/>
        </mtd>
      </mtr>
      <mtr>
        <mtd>
          <mtext>In expanded form, this equation would be</mtext>
        </mtd>
      </mtr>
      <mtr>
        <mtd>
          <mrow/>
        </mtd>
      </mtr>
      <mtr>
        <mtd>
          <mrow>
            <mover accent="true">
              <mi>y</mi>
              <mo stretchy="false">^</mo>
            </mover>
            <mrow>
              <mspace width="2em"/>
              <mo stretchy="false">=</mo>
              <mspace width="2em"/>
            </mrow>
            <msub>
              <mi>x</mi>
              <mn>1</mn>
            </msub>
            <msub>
              <mi>w</mi>
              <mn>1</mn>
            </msub>
            <mrow>
              <mspace width="2em"/>
              <mo stretchy="false">+</mo>
              <mspace width="2em"/>
            </mrow>
            <msub>
              <mi>x</mi>
              <mn>2</mn>
            </msub>
            <msub>
              <mi>w</mi>
              <mn>2</mn>
            </msub>
            <mrow>
              <mspace width="2em"/>
              <mo stretchy="false">+</mo>
              <mspace width="2em"/>
            </mrow>
            <mo stretchy="false">⋯</mo>
            <mrow>
              <mspace width="2em"/>
              <mo stretchy="false">+</mo>
              <mspace width="2em"/>
            </mrow>
            <msub>
              <mi>x</mi>
              <mi>D</mi>
            </msub>
            <msub>
              <mi>w</mi>
              <mi>D</mi>
            </msub>
            <mrow>
              <mspace width="2em"/>
              <mo stretchy="false">+</mo>
              <mspace width="2em"/>
            </mrow>
            <mi>b</mi>
          </mrow>
        </mtd>
      </mtr>
      <mtr>
        <mtd>
          <mrow/>
        </mtd>
      </mtr>
      <mtr>
        <mtd>
          <mrow>
            <mtext>for each row of values from </mtext>
            <mi>x</mi>
            <mi>.</mi>
          </mrow>
        </mtd>
      </mtr>
      <mtr>
        <mtd>
          <mrow/>
        </mtd>
      </mtr>
      <mtr>
        <mtd>
          <mrow>
            <mtext>To simplify things, we can have </mtext>
            <mi>b</mi>
            <mtext> become </mtext>
            <msub>
              <mi>w</mi>
              <mn>0</mn>
            </msub>
            <mtext> and have </mtext>
            <msub>
              <mi>x</mi>
              <mn>0</mn>
            </msub>
            <mtext> always be a </mtext>
            <mn>1</mn>
            <mtext>.</mtext>
          </mrow>
        </mtd>
      </mtr>
      <mtr>
        <mtd>
          <mrow/>
        </mtd>
      </mtr>
      <mtr>
        <mtd>
          <mrow>
            <mover accent="true">
              <mi>y</mi>
              <mo stretchy="false">^</mo>
            </mover>
            <mrow>
              <mspace width="2em"/>
              <mo stretchy="false">=</mo>
              <mspace width="2em"/>
            </mrow>
            <msub>
              <mi>x</mi>
              <mn>0</mn>
            </msub>
            <msub>
              <mi>w</mi>
              <mn>0</mn>
            </msub>
            <mrow>
              <mspace width="2em"/>
              <mo stretchy="false">+</mo>
              <mspace width="2em"/>
            </mrow>
            <msub>
              <mi>x</mi>
              <mn>1</mn>
            </msub>
            <msub>
              <mi>w</mi>
              <mn>1</mn>
            </msub>
            <mrow>
              <mspace width="2em"/>
              <mo stretchy="false">+</mo>
              <mspace width="2em"/>
            </mrow>
            <msub>
              <mi>x</mi>
              <mn>2</mn>
            </msub>
            <msub>
              <mi>w</mi>
              <mn>2</mn>
            </msub>
            <mrow>
              <mspace width="2em"/>
              <mo stretchy="false">+</mo>
              <mspace width="2em"/>
            </mrow>
            <mo stretchy="false">⋯</mo>
            <mrow>
              <mspace width="2em"/>
              <mo stretchy="false">+</mo>
              <mspace width="2em"/>
            </mrow>
            <msub>
              <mi>x</mi>
              <mi>D</mi>
            </msub>
            <msub>
              <mi>w</mi>
              <mi>D</mi>
            </msub>
          </mrow>
        </mtd>
      </mtr>
      <mtr>
        <mtd>
          <mrow/>
        </mtd>
      </mtr>
      <mtr>
        <mtd>
          <mrow>
            <mtext>where dimension </mtext>
            <mi>D</mi>
            <mtext> is now </mtext>
            <mrow>
              <mi>D</mi>
              <mo stretchy="false">=</mo>
              <mrow>
                <mi>D</mi>
                <mo stretchy="false">+</mo>
                <mn>1</mn>
              </mrow>
            </mrow>
            <mtext> due to absorbing </mtext>
            <mi>b</mi>
            <mi>.</mi>
          </mrow>
        </mtd>
      </mtr>
      <mtr>
        <mtd>
          <mrow/>
        </mtd>
      </mtr>
      <mtr>
        <mtd>
          <mrow>
            <mi>E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</mrow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sub>
                        <mi>x</mi>
                        <mi>i</mi>
                      </msub>
                      <msup>
                        <mi>w</mi>
                        <mi>T</mi>
                      </msup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text>Now we need to find </mtext>
            <mi>D</mi>
            <mtext> partial derivatives with respect to each weight </mtext>
            <msub>
              <mi>w</mi>
              <mi>j</mi>
            </msub>
            <mtext>where </mtext>
            <mi>j</mi>
            <mtext> goes from 1 to </mtext>
            <mi>D</mi>
            <mi>.</mi>
          </mrow>
        </mtd>
      </mtr>
      <mtr>
        <mtd>
          <mrow/>
        </mtd>
      </mtr>
      <mtr>
        <mtd>
          <mrow>
            <mfrac>
              <mrow>
                <mo stretchy="false">∂</mo>
                <mi>E</mi>
              </mrow>
              <mrow>
                <mo stretchy="false">∂</mo>
                <msub>
                  <mi>w</mi>
                  <mi>j</mi>
                </msub>
              </mrow>
            </mfrac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sub>
                      <mi>y</mi>
                      <mi>i</mi>
                    </msub>
                    <mrow>
                      <mspace width="2em"/>
                      <mo stretchy="false">−</mo>
                      <mspace width="2em"/>
                    </mrow>
                    <msub>
                      <mi>x</mi>
                      <mi>i</mi>
                    </msub>
                    <msup>
                      <mi>w</mi>
                      <mi>T</mi>
                    </msup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o stretchy="false">−</mo>
                  <msub>
                    <mi>x</mi>
                    <mi mathvariant="italic">ij</mi>
                  </msub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text>At this point, with the equations above, we have </mtext>
            <mi>D</mi>
            <mtext> equations and </mtext>
            <mi>D</mi>
            <mtext> unknowns.</mtext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row>
              <mo fence="true" stretchy="false">(</mo>
              <mrow>
                <mrow>
                  <mo stretchy="false">−</mo>
                  <msub>
                    <mi>x</mi>
                    <mi mathvariant="italic">ij</mi>
                  </msub>
                </mrow>
              </mrow>
              <mo fence="true" stretchy="false">)</mo>
            </mrow>
            <mrow>
              <mspace width="2em"/>
              <mo stretchy="false">−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up>
              <mi>w</mi>
              <mi>T</mi>
            </msup>
            <mrow>
              <mo fence="true" stretchy="false">(</mo>
              <mrow>
                <mrow>
                  <mo stretchy="false">−</mo>
                  <msub>
                    <mi>x</mi>
                    <mi mathvariant="italic">ij</mi>
                  </msub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 mathvariant="italic">ij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up>
              <mi>w</mi>
              <mi>T</mi>
            </msup>
            <msub>
              <mi>x</mi>
              <mi mathvariant="italic">ij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w</mi>
            </mrow>
            <msub>
              <mi>x</mi>
              <mi>i</mi>
            </msub>
            <msub>
              <mi>x</mi>
              <mi mathvariant="italic">ij</mi>
            </msub>
          </mrow>
        </mtd>
      </mtr>
      <mtr>
        <mtd>
          <mrow/>
        </mtd>
      </mtr>
      <mtr>
        <mtd>
          <mrow>
            <mi>w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ub>
              <mi>x</mi>
              <mi mathvariant="italic">ij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 mathvariant="italic">ij</mi>
            </msub>
          </mrow>
        </mtd>
      </mtr>
      <mtr>
        <mtd>
          <mrow/>
        </mtd>
      </mtr>
      <mtr>
        <mtd>
          <mrow>
            <mtext>The equation above represents </mtext>
            <mi>D</mi>
            <mtext> different equations. If we represent them all together ...</mtext>
          </mrow>
        </mtd>
      </mtr>
      <mtr>
        <mtd>
          <mrow/>
        </mtd>
      </mtr>
      <mtr>
        <mtd>
          <mrow>
            <mi>w</mi>
            <mrow>
              <mo fence="true" stretchy="false">(</mo>
              <mrow>
                <mrow>
                  <msup>
                    <mi>X</mi>
                    <mi>T</mi>
                  </msup>
                  <mi>X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sup>
              <mi>Y</mi>
              <mi>T</mi>
            </msup>
            <mi>X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newline newline

"The multi dimensional version of a linear regression equation is"
newline

hat {y} ~=~ x w sup{T}  ~+~ b 
newline newline

"where " hat {y} " has dimensions " Nx1,~
w sup{T} " has dimensions " Nx1,~
x " has dimensions " NxD 
", and " b " has dimension 1."
newline newline

"In expanded form, this equation would be" 
newline newline

hat {y} 	~=~ x sub{1} w sub{1} ~+~ x sub{2} w sub{2} 
			~+~ dotsaxis  ~+~ x sub{D} w sub{D} ~+~ b 
newline newline

"for each row of values from " x.
newline newline

"To simplify things, we can have " b " become " w sub{0} 
" and have " x sub{ 0} " always be a " 1 "."
newline newline

hat {y} 	~=~ x sub{0} w sub{0} ~+~ x sub{1} w sub{1} ~+~ x sub{2} w sub{2} 
			~+~ dotsaxis  ~+~ x sub{D} w sub{D}
newline newline

"where dimension " D " is now " D=D+1 " due to absorbing " b.
newline newline

E	~=~ sum from{i=1} to {N} (y sub{i} ~-~ hat{y sub{i}}) sup{2}
	~=~ sum from{i=1} to {N} (y sub{i} ~-~ x sub{i} w sup{T}) sup{2}
newline newline

"Now we need to find " D " partial derivatives with respect to each weight " w sub{j}
"where " j " goes from 1 to " D.
newline newline

{ partial{E} } over { partial{w sub{j} } }
	~=~	2 sum from{i=1} to {N} (y sub{i} ~-~ x sub{i} w sup{T}) (- x sub{ ij })
	~=~	0
newline newline

"At this point, with the equations above, we have " D " equations and " D " unknowns."
newline newline

sum from{i=1} to {N} y sub{i} (- x sub{ ij }) 
	~-~ sum from{i=1} to {N} x sub{i} w sup{T} (- x sub{ ij }) ~=~	0
newline newline

sum from{i=1} to {N} y sub{i} x sub{ ij }
	~=~ sum from{i=1} to {N} x sub{i} w sup{T} x sub{ ij }
	~=~ sum from{i=1} to {N} w x sub{i} x sub{ ij }
newline newline

w sum from{i=1} to {N} x sub{i} x sub{ ij }
	~=~ sum from{i=1} to {N} y sub{i} x sub{ ij }
newline newline

"The equation above represents " D " different equations. If we represent them all together ..."
newline newline

w (X sup{T} X) ~=~ Y sup{T} X
newline newline
newline newline
newline newline
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12T07:45:15.476849958</meta:creation-date>
    <dc:date>2019-09-28T19:07:33.925000000</dc:date>
    <meta:editing-duration>PT3H57M5S</meta:editing-duration>
    <meta:editing-cycles>10</meta:editing-cycles>
    <meta:generator>LibreOffice/6.3.1.2$Windows_X86_64 LibreOffice_project/b79626edf0065ac373bd1df5c28bd630b4424273</meta:generator>
  </office:meta>
</office:document-meta>
</file>